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bc6a3" officeooo:paragraph-rsid="000bc6a3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1d270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皇陵的舞臺</text:p>
      <text:p text:style-name="P4"/>
      <text:p text:style-name="P2">如今的舞台</text:p>
      <text:p text:style-name="P2">充滿了絢麗的科技色彩</text:p>
      <text:p text:style-name="P2">但卻透著一股陰冷</text:p>
      <text:p text:style-name="P2">一股壓抑</text:p>
      <text:p text:style-name="P2">好像很美</text:p>
      <text:p text:style-name="P2">但卻找不到靈魂</text:p>
      <text:p text:style-name="P2">死氣沉沉陰深得像是發光的皇陵</text:p>
      <text:p text:style-name="P2">台上說的 唱的</text:p>
      <text:p text:style-name="P2">都在擔心著一個字</text:p>
      <text:p text:style-name="P2">死</text:p>
      <text:p text:style-name="P2">要麼社死 要麼監獄死</text:p>
      <text:p text:style-name="P2"/>
      <text:p text:style-name="P2"/>
      <text:p text:style-name="P2">黃山不看五嶽</text:p>
      <text:p text:style-name="P2">看過以前的舞台</text:p>
      <text:p text:style-name="P2">哪怕沒有親身經歷</text:p>
      <text:p text:style-name="P2">也很難欣賞如今的舞臺</text:p>
      <text:p text:style-name="P2"/>
      <text:p text:style-name="P2"/>
      <text:p text:style-name="P2">吃了一輩子的屎</text:p>
      <text:p text:style-name="P2">只要吃一回飯</text:p>
      <text:p text:style-name="P2">你也會永遠記住</text:p>
      <text:p text:style-name="P2">做人的滋味</text:p>
      <text:p text:style-name="P2"/>
      <text:p text:style-name="P2">------</text:p>
      <text:p text:style-name="P2"/>
      <text:p text:style-name="P2">2022.1.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1-27T13:53:17.176012303</dc:date>
    <meta:editing-duration>PT40M35S</meta:editing-duration>
    <meta:editing-cycles>34</meta:editing-cycles>
    <meta:document-statistic meta:table-count="0" meta:image-count="0" meta:object-count="0" meta:page-count="1" meta:paragraph-count="22" meta:word-count="139" meta:character-count="153" meta:non-whitespace-character-count="151"/>
  </office:meta>
</office:document-meta>
</file>